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1400">
            <text:p>114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4600">
            <text:p>4600</text:p>
          </table:table-cell>
          <table:table-cell/>
          <table:table-cell table:formula="of:=SUM([.K2];[.K10];[.K11];[.K35])" office:value-type="float" office:value="91000">
            <text:p>91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G3];[.G31])" office:value-type="float" office:value="68500">
            <text:p>685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4250">
            <text:p>4250</text:p>
          </table:table-cell>
          <table:table-cell/>
          <table:table-cell table:formula="of:=[.L3]-[.L4]" office:value-type="float" office:value="22500">
            <text:p>225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0">
            <text:p>7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3" office:value-type="float" office:value="23000">
            <text:p>230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)" office:value-type="float" office:value="347.619047619048">
            <text:p>347.61904761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1937.6166426166">
            <text:p>31937.6166426166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table:number-columns-repeated="3"/>
          <table:table-cell table:style-name="ce2" table:formula="of:=SUM([.B59:.F59])" office:value-type="float" office:value="18400">
            <text:p>18400</text:p>
          </table:table-cell>
          <table:table-cell table:formula="of:=SUM([.B90:.F90])" office:value-type="float" office:value="681.481481481482">
            <text:p>681.481481481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90])" office:value-type="float" office:value="681.481481481482">
            <text:p>681.481481481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90:.F90])" office:value-type="float" office:value="681.481481481482">
            <text:p>681.481481481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90:.F90])" office:value-type="float" office:value="362.962962962963">
            <text:p>362.962962963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C90])" office:value-type="float" office:value="362.962962962963">
            <text:p>362.962962963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90:.F90])" office:value-type="float" office:value="681.481481481482">
            <text:p>681.481481481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5"/>
          <table:table-cell table:formula="of:=SUM([.B90:.F90])" office:value-type="float" office:value="681.481481481482">
            <text:p>681.481481481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];[.C90];[.D90];[.F90])" office:value-type="float" office:value="681.481481481482">
            <text:p>681.481481481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90])"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Default"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Default"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5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Default"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Default"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5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Default"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5">
          <table:table-cell table:number-columns-repeated="7"/>
          <table:table-cell table:formula="of:=SUM([.B90:.F90])" office:value-type="float" office:value="681.481481481482">
            <text:p>681.4814814815</text:p>
          </table:table-cell>
          <table:table-cell table:style-name="Default"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/>
          <table:table-cell table:formula="of:=[.B59]/27" office:value-type="float" office:value="318.518518518519">
            <text:p>318.5185185185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2" office:value-type="float" office:value="0">
            <text:p>0</text:p>
          </table:table-cell>
          <table:table-cell table:formula="of:=[.E59]/27" office:value-type="float" office:value="0">
            <text:p>0</text:p>
          </table:table-cell>
          <table:table-cell table:formula="of:=[.F59]/22" office:value-type="float" office:value="0">
            <text:p>0</text:p>
          </table:table-cell>
          <table:table-cell/>
          <table:table-cell table:style-name="ce2" table:formula="of:=SUM([.H59:.H83])" office:value-type="float" office:value="15037.037037037">
            <text:p>15037.037037037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5/17/2016</text:date>, <text:time>14:2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17T14:23:35</dc:date>
    <meta:editing-duration>P7DT1H55M21S</meta:editing-duration>
    <meta:editing-cycles>2443</meta:editing-cycles>
    <meta:generator>OpenOffice/4.1.1$Unix OpenOffice.org_project/411m6$Build-9775</meta:generator>
    <dc:creator>Hasmik Dabaghyan</dc:creator>
    <meta:document-statistic meta:table-count="14" meta:cell-count="6032" meta:object-count="0"/>
  </office:meta>
</office:document-meta>
</file>